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6.64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576cm" fo:min-width="26.64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9.279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color="#ff6b6b" fo:font-family="'Yanone Kaffeesatz Bold'" style:font-pitch="variable" fo:font-size="140pt" style:font-size-asian="140pt" style:font-size-complex="140pt"/>
    </style:style>
    <style:style style:name="P2" style:family="paragraph">
      <style:paragraph-properties fo:text-align="center"/>
      <style:text-properties fo:color="#ff6b6b" fo:font-family="'Yanone Kaffeesatz Bold'" style:font-pitch="variable" fo:font-size="125pt" fo:font-weight="normal" style:font-size-asian="125pt" style:font-size-complex="125pt" style:text-scale="136%"/>
    </style:style>
    <style:style style:name="P3" style:family="paragraph">
      <style:paragraph-properties fo:text-align="start"/>
      <style:text-properties fo:color="#4c4c4c" fo:font-size="270pt" fo:font-style="normal" style:font-size-asian="270pt" style:font-style-asian="normal" style:font-size-complex="270pt" style:font-style-complex="normal"/>
    </style:style>
    <style:style style:name="P4" style:family="paragraph">
      <style:text-properties fo:color="#4c4c4c" fo:font-family="'Lobster 1.4'" style:font-pitch="variable" fo:font-size="270pt" fo:font-style="normal" style:font-size-asian="270pt" style:font-style-asian="normal" style:font-size-complex="270pt" style:font-style-complex="normal"/>
    </style:style>
    <style:style style:name="T1" style:family="text">
      <style:text-properties fo:color="#4c4c4c" fo:font-family="'Lobster 1.4'" style:font-pitch="variable" fo:font-size="270pt" fo:font-style="normal" style:font-size-asian="270pt" style:font-style-asian="normal" style:font-size-complex="270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draw:frame draw:style-name="gr1" draw:text-style-name="P1" draw:layer="layout" svg:width="28cm" svg:height="5.966cm" svg:x="1.1cm" svg:y="2.494cm">
          <draw:text-box>
            <text:p text:style-name="P1">CROSS-PLATFORM</text:p>
          </draw:text-box>
        </draw:frame>
        <draw:frame draw:style-name="gr2" draw:text-style-name="P2" draw:layer="layout" svg:width="28cm" svg:height="10.455cm" svg:x="1.6cm" svg:y="13.894cm">
          <draw:text-box>
            <text:p text:style-name="P2">DEVELOPMENT</text:p>
            <text:p text:style-name="P2"/>
          </draw:text-box>
        </draw:frame>
        <draw:frame draw:style-name="gr3" draw:text-style-name="P4" draw:layer="layout" svg:width="25.113cm" svg:height="12.159cm" svg:x="1.675cm" svg:y="4.889cm">
          <draw:text-box>
            <text:p text:style-name="P3"><text:span text:style-name="T1">mobile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4ecdc4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Yanone Kaffeesatz Regular'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family="'Yanone Kaffeesatz Regular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family="'Yanone Kaffeesatz Regular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family="'Yanone Kaffeesatz Regular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family="'Yanone Kaffeesatz Regular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family="'Yanone Kaffeesatz Regular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family="'Yanone Kaffeesatz Regular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family="'Yanone Kaffeesatz Regular'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family="'Yanone Kaffeesatz Regular'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6b6b" style:text-outline="false" style:text-line-through-style="none" fo:font-family="'Yanone Kaffeesatz Bold'" style:font-pitch="variable" fo:font-size="96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96pt" style:font-style-asian="normal" style:font-weight-asian="normal" style:font-family-complex="'Lohit Hindi'" style:font-family-generic-complex="system" style:font-pitch-complex="variable" style:font-size-complex="9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4ecdc4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10.847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iam McLennan</meta:initial-creator>
    <meta:creation-date>2011-11-06T13:28:44</meta:creation-date>
    <meta:editing-duration>PT20M37S</meta:editing-duration>
    <meta:editing-cycles>3</meta:editing-cycles>
    <dc:date>2011-11-06T13:48:42</dc:date>
    <dc:creator>Liam McLennan</dc:creator>
    <meta:generator>LibreOffice/3.4$Linux LibreOffice_project/340m1$Build-302</meta:generator>
    <meta:document-statistic meta:object-count="26"/>
  </office:meta>
</office:document-meta>
</file>